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xtSerializer.getTransform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AsAttributes.clear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ext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Serializer.setDefaultEncoding( String defaul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Serializer.setFormat( Properties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Serializer.initNamespacePi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extSerializer.setContentHandler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xtSerializer.setLexicalHandler( Lexical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xtSerializer.initTransformer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spaceAsAttributes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AsAttributes.endElement( String eltUri , String eltLocalName , String elt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configure( Configuration con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NamespaceAsAttributes.startElement( String eltUri , String eltLocalName , String eltQName , Attributes att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amespaceAsAttributes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xtSerializ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xtSerializ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AsAttributes.endPrefixMapping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extSerializer.setTransformerFactory( String transformerFactor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Serializer.getTransform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Serializer.createCachingKey( Properties forma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amespaceAsAttributes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TextSerializer.setConsumer( XML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xtSerializer.needsNamespacesAs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Text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